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24-12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24-02-2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22-01-2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20-12-1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20-01-2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9-02-12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5208" calcext:value-type="float">
            <text:p>74.43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8-01-29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7-02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5-12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5-01-16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4-01-1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3-01-29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1-12-09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1-01-12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10-01-27 2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9-02-0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8-02-01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7-01-31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6-01-17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5-01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4-02-0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3-01-23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2-01-3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1-01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2000-02-1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6608" calcext:value-type="float">
            <text:p>58.9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8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219095470501</text:p>
          </table:table-cell>
          <table:table-cell office:value-type="string" calcext:value-type="string">
            <text:p>198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